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71700" officeooo:paragraph-rsid="00171700" style:font-weight-asian="bold" style:font-weight-complex="bold"/>
    </style:style>
    <style:style style:name="P2" style:family="paragraph" style:parent-style-name="Standard">
      <style:text-properties fo:font-weight="bold" officeooo:rsid="001d6bab" officeooo:paragraph-rsid="001d6bab"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880fe" style:font-weight-asian="normal" style:font-weight-complex="normal"/>
    </style:style>
    <style:style style:name="T3" style:family="text">
      <style:text-properties fo:font-weight="normal" officeooo:rsid="002063e1" style:font-weight-asian="normal" style:font-weight-complex="normal"/>
    </style:style>
    <style:style style:name="T4" style:family="text">
      <style:text-properties fo:font-weight="normal" officeooo:rsid="0021f1e9" style:font-weight-asian="normal" style:font-weight-complex="normal"/>
    </style:style>
    <style:style style:name="T5" style:family="text">
      <style:text-properties fo:font-weight="normal" officeooo:rsid="00229b7d" style:font-weight-asian="normal" style:font-weight-complex="normal"/>
    </style:style>
    <style:style style:name="T6" style:family="text">
      <style:text-properties fo:font-weight="normal" officeooo:rsid="0022f871" style:font-weight-asian="normal" style:font-weight-complex="normal"/>
    </style:style>
    <style:style style:name="T7" style:family="text">
      <style:text-properties fo:font-weight="normal" officeooo:rsid="0024c6f4" style:font-weight-asian="normal" style:font-weight-complex="normal"/>
    </style:style>
    <style:style style:name="T8" style:family="text">
      <style:text-properties fo:font-weight="normal" officeooo:rsid="00251967" style:font-weight-asian="normal" style:font-weight-complex="normal"/>
    </style:style>
    <style:style style:name="T9" style:family="text">
      <style:text-properties officeooo:rsid="001880fe"/>
    </style:style>
    <style:style style:name="T10" style:family="text">
      <style:text-properties officeooo:rsid="001ec118"/>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officeooo:rsid="0020e8b2" style:font-weight-asian="normal" style:font-weight-complex="normal"/>
    </style:style>
    <style:style style:name="T13" style:family="text">
      <style:text-properties style:text-underline-style="none" officeooo:rsid="0025f776"/>
    </style:style>
    <style:style style:name="T14" style:family="text">
      <style:text-properties style:text-underline-style="none" fo:font-weight="normal" officeooo:rsid="0025f776" style:font-weight-asian="normal" style:font-weight-complex="normal"/>
    </style:style>
    <style:style style:name="T15" style:family="text">
      <style:text-properties officeooo:rsid="0025f776"/>
    </style:style>
    <style:style style:name="T16" style:family="text">
      <style:text-properties fo:font-style="italic" style:text-underline-style="none" fo:font-weight="normal" officeooo:rsid="0025f776"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Xampp:<text:span text:style-name="T1"> </text:span><text:span text:style-name="T2">Entorno interactivo y software servidor </text:span><text:span text:style-name="T12">multiplataforma </text:span><text:span text:style-name="T2">para la administración de sitios web en Apache. </text:span></text:p>
      <text:p text:style-name="P1"><text:span text:style-name="T2"/></text:p>
      <text:p text:style-name="P2"><text:span text:style-name="T9">W</text:span>amp<text:span text:style-name="T10">p: </text:span><text:span text:style-name="T3">Permite subir páginas html a internet. (Hosting.) Además de poder gestionar datos en ellas. Proporciona lenguajes de programación para desarrollar aplicaciones web. (PHP, Perl,Python)</text:span></text:p>
      <text:p text:style-name="P2"/>
      <text:p text:style-name="P2">Lampp: <text:span text:style-name="T4">Lo mismo que el anterior, pero los programas de código abierto que utiliza no fueron específicamente diseñados para trabajar entre sí. LAMPP se popularizó más bien por su bajo coste de adquisición y que estos programas ya venían pre-instalados en la mayoría de distribuciones de Linux.</text:span></text:p>
      <text:p text:style-name="P2"><text:span text:style-name="T4"/></text:p>
      <text:p text:style-name="P2">MEAN: <text:span text:style-name="T5">Framework para el desarrollo de aplicaciones y páginas web dinámicas. Utiliza MongoDB como sistema de bases de datos.</text:span></text:p>
      <text:p text:style-name="P2"><text:span text:style-name="T5"/></text:p>
      <text:p text:style-name="P2">LEMP: <text:span text:style-name="T6">Lemp es un conjunto de programas de código abierto para conseguir crear un servidor privado virtual. Como la mayoría de los frameworks, éste también usa PHP, Perl o Python.</text:span></text:p>
      <text:p text:style-name="P2"><text:span text:style-name="T6"/></text:p>
      <text:p text:style-name="P2">MEDIA: <text:span text:style-name="T16">(No he encontrado ninguna referencia en internet más allá del Java Media Framework.)</text:span></text:p>
      <text:p text:style-name="P2"/>
      <text:p text:style-name="P2">AMPPS: <text:span text:style-name="T7">Entorno de trabajo que integra software para el desarrollo web, muy fácil de instalar. Viene con Apache, Mysql, MongoDB, PHP, Perl y Python.</text:span></text:p>
      <text:p text:style-name="P2"/>
      <text:p text:style-name="P2">BitNami: <text:span text:style-name="T8">Es un instalador de aplicaciones para el desarrollo web. Es multiplataforma y de software libre. Facilita la instalación y configuración de las aplicaciones web como WordPress, Drupal, Joomla!, Drupal, phpBB, Alfresco, MediaWiki...</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5T08:51:51.471168657</meta:creation-date>
    <dc:date>2020-10-25T18:31:13.576942919</dc:date>
    <meta:editing-duration>PT5H17M14S</meta:editing-duration>
    <meta:editing-cycles>8</meta:editing-cycles>
    <meta:generator>LibreOffice/6.4.6.2$Linux_X86_64 LibreOffice_project/40$Build-2</meta:generator>
    <meta:document-statistic meta:table-count="0" meta:image-count="0" meta:object-count="0" meta:page-count="1" meta:paragraph-count="8" meta:word-count="207" meta:character-count="1372" meta:non-whitespace-character-count="1172"/>
  </office:meta>
</office:document-meta>
</file>